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P1" style:family="paragraph" style:parent-style-name="CSP_20_-_20_Chapter_20_Title">
      <style:paragraph-properties fo:break-before="page"/>
    </style:style>
    <style:style style:name="P2" style:family="paragraph" style:parent-style-name="Header">
      <style:paragraph-properties fo:text-align="end" style:justify-single-word="false"/>
      <style:text-properties style:font-name="DejaVu Sans" fo:font-size="10pt" style:font-size-asian="10pt" style:font-size-complex="10pt"/>
    </style:style>
    <style:style style:name="P3" style:family="paragraph" style:parent-style-name="Header_20_left">
      <style:paragraph-properties fo:text-align="start" style:justify-single-word="false"/>
      <style:text-properties style:font-name="DejaVu Sans" fo:font-size="10pt" style:font-size-asian="10pt" style:font-size-complex="10pt"/>
    </style:style>
    <style:style style:name="P4" style:family="paragraph" style:parent-style-name="Text_20_body">
      <style:paragraph-properties fo:break-before="page"/>
    </style:style>
    <style:style style:name="T1" style:family="text">
      <style:text-properties style:font-name-asian="DejaVu Sans1" style:font-name-complex="DejaVu Sans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569_255420714"/>The Blind Man and His Neighbors<text:bookmark-end text:name="__RefHeading___Toc1569_255420714"/></text:h>
      <text:p text:style-name="Standard">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Standard">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Standard">One day the man was in the forest chopping wood to heat his home, and provide his good wife with fuel for cooking. As he chopped, small wood chips suddenly flew into his eyes. They penetrated deeply and swiftly. He screamed with agony. His wife came 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By how they spoke and acted, he knew they were the people with whom he was familiar. He was certain their eyes were the same shape as his, and he was positive their skin was the same color as his own. The man was also sure they weren't too short or too tall.</text:p>
      <text:p text:style-name="Standard">A doctor came into the room where the man was recovering. He said, “Your eyes had quite a shock but they'll be fine. In time, you'll see just as well as before—maybe even better.”</text:p>
      <text:p text:style-name="Standard">“That's great news, Doctor. You've done such a good job, and seem very competent and well-educated. You are certainly one of God's creatures.”</text:p>
      <text:p text:style-name="Standard">“Thank you, sir,” the doctor pleasantly acknowledged.</text:p>
      <text:p text:style-name="Standard">“And the nurses here are very good, too. They seem well-trained and able to communicate with the patients quite well. They're very compassionate and understanding. They must have been raised in good and decent families.”</text:p>
      <text:p text:style-name="Standard">The doctor smiled and said, “I'll pass along your high praises to them. I have to visit some other patients now. Rest easy and may God bless you and your family.”</text:p>
      <text:p text:style-name="Standard">“And you as well, Doctor.”</text:p>
      <text:p text:style-name="Standard">The doctor left, and the man's family entered. They were overjoyed to hear that his sight would return. They visited everyday and brought fresh food from their garden to give to the hospital staff.</text:p>
      <text:p text:style-name="Standard">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Standard">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Standard">The man quickly realized that his wife—in her panic—had taken him to the hospital in 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 fo:font-family="'Times New Roman'" style:font-family-generic="roman" style:font-pitch="variable" fo:font-size="10pt" style:font-name-complex="Times New Roman"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Blind Man and His Neighbors</dc:title>
    <dc:date>2022-05-26T00:53:06.296576820</dc:date>
    <dc:creator>Andrew Alt</dc:creator>
    <meta:editing-duration>P0D</meta:editing-duration>
    <meta:editing-cycles>1</meta:editing-cycles>
    <meta:document-statistic meta:table-count="0" meta:image-count="1" meta:object-count="0" meta:paragraph-count="21" meta:word-count="789" meta:character-count="4349" meta:non-whitespace-character-count="3566"/>
    <meta:generator>LibreOffice/7.2.6.2$Linux_X86_64 LibreOffice_project/20$Build-2</meta:generator>
    <meta:template xlink:type="simple" xlink:actuate="onRequest" xlink:title="" xlink:href="../master_ed2_rev1_01.odm" meta:date="2022-05-26T00:55:04.876243061"/>
  </office:meta>
</office:document-meta>
</file>